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89a" officeooo:paragraph-rsid="0019689a"/>
    </style:style>
    <style:style style:name="P2" style:family="paragraph" style:parent-style-name="Standard">
      <style:text-properties officeooo:rsid="001adfe1" officeooo:paragraph-rsid="001adfe1"/>
    </style:style>
    <style:style style:name="P3" style:family="paragraph" style:parent-style-name="Standard">
      <style:text-properties officeooo:rsid="001adfe1" officeooo:paragraph-rsid="001b3f70"/>
    </style:style>
    <style:style style:name="P4" style:family="paragraph" style:parent-style-name="Standard">
      <style:text-properties officeooo:rsid="001b3f70" officeooo:paragraph-rsid="001b3f7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3f70" officeooo:paragraph-rsid="001b3f7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a376" officeooo:paragraph-rsid="001ea37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96e1" officeooo:paragraph-rsid="001f96e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5927" officeooo:paragraph-rsid="0021db7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2dad8" officeooo:paragraph-rsid="0022dad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68057" officeooo:paragraph-rsid="0026805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68057" officeooo:paragraph-rsid="00268057" style:font-weight-asian="bold" style:font-weight-complex="bold"/>
    </style:style>
    <style:style style:name="P12" style:family="paragraph" style:parent-style-name="Standard">
      <style:text-properties officeooo:rsid="001d250d" officeooo:paragraph-rsid="001d250d"/>
    </style:style>
    <style:style style:name="P13" style:family="paragraph" style:parent-style-name="Standard">
      <style:text-properties officeooo:rsid="001ea376" officeooo:paragraph-rsid="001ea376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a376" officeooo:paragraph-rsid="001ea37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96e1" officeooo:paragraph-rsid="001f96e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05927" officeooo:paragraph-rsid="0020592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05927" officeooo:paragraph-rsid="0021db7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1db7f" officeooo:paragraph-rsid="0021db7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2dad8" officeooo:paragraph-rsid="0022dad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44a95" officeooo:paragraph-rsid="00244a9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610fe" officeooo:paragraph-rsid="002610f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68057" officeooo:paragraph-rsid="0026805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83205" officeooo:paragraph-rsid="0028320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84ea1" officeooo:paragraph-rsid="00284ea1" style:font-weight-asian="normal" style:font-weight-complex="normal"/>
    </style:style>
    <style:style style:name="P25" style:family="paragraph" style:parent-style-name="Standard">
      <style:text-properties officeooo:rsid="001ea376" officeooo:paragraph-rsid="001b3f70"/>
    </style:style>
    <style:style style:name="T1" style:family="text">
      <style:text-properties officeooo:rsid="001b3f70"/>
    </style:style>
    <style:style style:name="T2" style:family="text">
      <style:text-properties officeooo:rsid="001ea376"/>
    </style:style>
    <style:style style:name="T3" style:family="text">
      <style:text-properties officeooo:rsid="001f96e1"/>
    </style:style>
    <style:style style:name="T4" style:family="text">
      <style:text-properties officeooo:rsid="00205927"/>
    </style:style>
    <style:style style:name="T5" style:family="text">
      <style:text-properties officeooo:rsid="0021db7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44a95"/>
    </style:style>
    <style:style style:name="T8" style:family="text">
      <style:text-properties officeooo:rsid="00284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innerung </text:p>
      <text:p text:style-name="P1"/>
      <text:p text:style-name="P1">Ergänzende Sicherheitsanalyse</text:p>
      <text:p text:style-name="P1"/>
      <text:p text:style-name="P1">- … Schutzbedarf eines oder mehrerer Schutzziele hoch oder sehr hoch ist</text:p>
      <text:p text:style-name="P1">- … keine Maßnahmen vorhanden</text:p>
      <text:p text:style-name="P1">- … spezifische Einsatzszenarien</text:p>
      <text:p text:style-name="P1"/>
      <text:p text:style-name="P2">1. Erstellung Gefährdungsübersicht</text:p>
      <text:p text:style-name="P2">2. Ermittlung zusätzlicher Gefährdung</text:p>
      <text:p text:style-name="P2">3. Gefährdungsbewertung</text:p>
      <text:p text:style-name="P2">4. Behandlung von Risiken</text:p>
      <text:p text:style-name="P2">5. Konsolidierung des Sicherheitskonzept</text:p>
      <text:p text:style-name="P3">6. Rückführen in den Sich<text:span text:style-name="T1">er</text:span>heitsprozess</text:p>
      <text:p text:style-name="P3"/>
      <text:p text:style-name="P5"><text:span text:style-name="T2">1. </text:span>Erstellung Gefährdungsübersicht</text:p>
      <text:p text:style-name="P4"/>
      <text:p text:style-name="P4">1. Streichen aller nicht betrachten Zielobjekte aus der Modellierung:</text:p>
      <text:p text:style-name="P4">2. Streichen aller nicht relevanten Bausteine</text:p>
      <text:p text:style-name="P4">3. <text:s/>Zuordnung <text:s/>aller entsprechenden Bedrohungen aus den jeweiligen Bausteinen zu den Zielobjekten</text:p>
      <text:p text:style-name="P4">4. Entfernen aller doppelten Gefährdungen</text:p>
      <text:p text:style-name="P25">(5. Thematische Sortierung der Gefährdung je Tabelle</text:p>
      <text:p text:style-name="P12">6. Notieren des Schutzbedarf des Zielobjektes in jeder Tabelle<text:span text:style-name="T2">)</text:span></text:p>
      <text:p text:style-name="P13">5+6) Für jedes Zielobjekt wird eine Tabelle mit SBF und sortieren Gefährdungen erstellten</text:p>
      <text:p text:style-name="P13"/>
      <text:p text:style-name="P6">Ermittlung zusätzlicher Gefährdung</text:p>
      <text:p text:style-name="P6"/>
      <text:p text:style-name="P14">In den Katalogen fehlen Gefährdungen die:</text:p>
      <text:p text:style-name="P14">- besondere Technologie</text:p>
      <text:p text:style-name="P14">- spezielle Voraussetzung für Schadensfall</text:p>
      <text:p text:style-name="P14">- sehr gute Kenntnissen voraussetzen</text:p>
      <text:p text:style-name="P14"/>
      <text:p text:style-name="P14">Eine Gefährdung ist relevant wenn:</text:p>
      <text:p text:style-name="P14">- die zu einem nennenswerten Schaden führen können</text:p>
      <text:p text:style-name="P14">- <text:s/>realistisch sind</text:p>
      <text:p text:style-name="P14"/>
      <text:p text:style-name="P14">Reihenfolge für die zusätzliche <text:span text:style-name="T3">Gefährdung ist gegeben durch:</text:span></text:p>
      <text:p text:style-name="P14"/>
      <text:p text:style-name="P15">Schutzbedarf</text:p>
      <text:p text:style-name="P15"/>
      <text:p text:style-name="P15">- zusätzliche Gefährdungen für Zielobjekte bei denen es keine Bausteine gibt (unabhängig von SBF)</text:p>
      <text:p text:style-name="P15"/>
      <text:p text:style-name="P7">Gefährdungsbewertung</text:p>
      <text:p text:style-name="P15"/>
      <text:p text:style-name="P15"><text:span text:style-name="T4">- A</text:span>barbeiten aller festgestellten Gefährdungen <text:span text:style-name="T4">und gucken ob:</text:span></text:p>
      <text:p text:style-name="P15"/>
      <text:p text:style-name="P16">beschlossenen / umgesetzte Maßnahme ausreichend sind</text:p>
      <text:p text:style-name="P17">prüft man nach Vollständigkeit, Mechanismenstärke, Zuverlässigkeit (wie leicht kann die Maßnahme umgangen werden?)</text:p>
      <text:p text:style-name="P17"/>
      <text:p text:style-name="P8"><text:soft-page-break/><text:span text:style-name="T5">Behandlung von Risiken</text:span> </text:p>
      <text:p text:style-name="P8"/>
      <text:p text:style-name="P18"><text:span text:style-name="T7">1. </text:span>Risiko-Reduktion durch weitere Sicherheitsmaßnahmen (<text:span text:style-name="T6">nachschauen was anderes gemacht!</text:span>)</text:p>
      <text:p text:style-name="P18"/>
      <text:p text:style-name="P19">UNTERSCHIED:</text:p>
      <text:p text:style-name="P9"><text:span text:style-name="T7">2. </text:span>BSI Riskovermeidung = Umstrukturierung / Beim ISO = Vermeidung durch nicht Verwendung von Zielobjekte </text:p>
      <text:p text:style-name="P9"/>
      <text:p text:style-name="P20">3. Akzeptanz des Risiko</text:p>
      <text:p text:style-name="P20"/>
      <text:p text:style-name="P21">4. Risko-Transfer</text:p>
      <text:p text:style-name="P21"/>
      <text:p text:style-name="P22">5. Beobachtung von Risiken und vorbeugende Maßnahmen (Dokumentation) – je nach Änderung der Sicherheitslage müssen diese dann umgesetzt werden</text:p>
      <text:p text:style-name="P22"/>
      <text:p text:style-name="P11">Konsolidierung des Sicherheistkonzept</text:p>
      <text:p text:style-name="P10"/>
      <text:p text:style-name="P23">Prüfen des Konzeptes:</text:p>
      <text:p text:style-name="P23"/>
      <text:p text:style-name="P23">- Eignung der Maßnahmen zur Abwehr der Gefährdungen (Vollständigkeit, Einklang mit Sicherheitszielen)</text:p>
      <text:p text:style-name="P23">- Zusammenwirkung der Sicherheitsmaßnahmen (Unterstützung, großes Ganzes, kein Widerspruch)</text:p>
      <text:p text:style-name="P23">- Benutzerfreundlichkeit der Maßnahme</text:p>
      <text:p text:style-name="P23">- <text:span text:style-name="T8">Toleranz gegenüber Bedienungsfehler/ Betriebsfehlern?</text:span></text:p>
      <text:p text:style-name="P23">- <text:span text:style-name="T8">Können Benutzer die Maßnahmen zu leicht umgehen?</text:span></text:p>
      <text:p text:style-name="P23">- <text:s/><text:span text:style-name="T8">Angemessenheit der Maßnahmen</text:span></text:p>
      <text:p text:style-name="P23"/>
      <text:p text:style-name="P24">Sicherheitskonzept bereinigen und konsolidieren ( nur wirksame Maßnahmen bleiben ungeeignete - <text:s text:c="2"/>schwache werden ersetzt, Auflösen der Widersprüchen, praktikabel, Wirtschaftlichkeit)</text:p>
      <text:p text:style-name="P24"/>
      <text:p text:style-name="P24"/>
      <text:p text:style-name="P9"/>
      <text:p text:style-name="P9"/>
      <text:p text:style-name="P9"/>
      <text:p text:style-name="P9"/>
      <text:p text:style-name="P16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1:29:58.171827968</meta:creation-date>
    <meta:generator>LibreOffice/4.2.7.2$Linux_X86_64 LibreOffice_project/420m0$Build-2</meta:generator>
    <dc:date>2015-01-18T11:49:10.738311601</dc:date>
    <meta:editing-duration>PT1H31M1S</meta:editing-duration>
    <meta:editing-cycles>12</meta:editing-cycles>
    <meta:document-statistic meta:table-count="0" meta:image-count="0" meta:object-count="0" meta:page-count="2" meta:paragraph-count="50" meta:word-count="318" meta:character-count="2573" meta:non-whitespace-character-count="2295"/>
  </office:meta>
</office:document-meta>
</file>